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6000000E196D221E3.png" manifest:media-type="image/png"/>
  <manifest:file-entry manifest:full-path="Pictures/10000201000007F5000007F9F19EECEA.png" manifest:media-type="image/png"/>
  <manifest:file-entry manifest:full-path="Pictures/10000201000001830000013366C7A99B.png" manifest:media-type="image/png"/>
  <manifest:file-entry manifest:full-path="Pictures/100000000000009A000000B62C202258.png" manifest:media-type="image/png"/>
  <manifest:file-entry manifest:full-path="Pictures/10000000000005000000008C816D20F6.png" manifest:media-type="image/png"/>
  <manifest:file-entry manifest:full-path="Pictures/1000D9580000000000000000040AABE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position="super 58%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cm" svg:height="0cm" svg:x="14.84cm" svg:y="10.506cm">
          <draw:image xlink:href="Pictures/1000D9580000000000000000040AABE4.svg" xlink:type="simple" xlink:show="embed" xlink:actuate="onLoad">
            <text:p/>
          </draw:image>
        </draw:frame>
        <draw:frame draw:style-name="gr1" draw:text-style-name="P1" draw:layer="layout" svg:width="27.699cm" svg:height="3.028cm" svg:x="1.001cm" svg:y="1.147cm">
          <draw:image xlink:href="Pictures/10000000000005000000008C816D20F6.png" xlink:type="simple" xlink:show="embed" xlink:actuate="onLoad">
            <text:p/>
          </draw:image>
        </draw:frame>
        <draw:frame draw:style-name="gr2" draw:text-style-name="P2" draw:layer="layout" svg:width="23.749cm" svg:height="1.204cm" svg:x="3.921cm" svg:y="5.572cm">
          <draw:text-box>
            <text:p><text:span text:style-name="T1">This certificate confirms that </text:span></text:p>
          </draw:text-box>
        </draw:frame>
        <draw:frame draw:style-name="gr2" draw:text-style-name="P2" draw:layer="layout" svg:width="21.844cm" svg:height="1.234cm" svg:x="4.048cm" svg:y="7.132cm">
          <draw:text-box>
            <text:p><text:span text:style-name="T1">attended the </text:span><text:span text:style-name="T2">2</text:span><text:span text:style-name="T3">nd</text:span><text:span text:style-name="T2"> Open Knowledge Open Arts </text:span><text:span text:style-name="T4">workshop</text:span></text:p>
          </draw:text-box>
        </draw:frame>
        <draw:frame draw:style-name="gr1" draw:text-style-name="P1" draw:layer="layout" svg:width="2.286cm" svg:height="2.718cm" svg:x="3.667cm" svg:y="16.951cm">
          <draw:image xlink:href="Pictures/100000000000009A000000B62C202258.png" xlink:type="simple" xlink:show="embed" xlink:actuate="onLoad">
            <text:p/>
          </draw:image>
        </draw:frame>
        <draw:frame draw:style-name="gr1" draw:text-style-name="P1" draw:layer="layout" svg:width="3.048cm" svg:height="2.413cm" svg:x="9.382cm" svg:y="17.129cm">
          <draw:image xlink:href="Pictures/10000201000001830000013366C7A99B.png" xlink:type="simple" xlink:show="embed" xlink:actuate="onLoad">
            <text:p/>
          </draw:image>
        </draw:frame>
        <draw:frame draw:style-name="gr1" draw:text-style-name="P1" draw:layer="layout" svg:width="3.048cm" svg:height="3.048cm" svg:x="22.844cm" svg:y="16.621cm">
          <draw:image xlink:href="Pictures/10000201000007F5000007F9F19EECEA.png" xlink:type="simple" xlink:show="embed" xlink:actuate="onLoad">
            <text:p/>
          </draw:image>
        </draw:frame>
        <draw:frame draw:style-name="gr1" draw:text-style-name="P1" draw:layer="layout" svg:width="5.08cm" svg:height="1.346cm" svg:x="15.478cm" svg:y="17.637cm">
          <draw:image xlink:href="Pictures/1000020100000356000000E196D221E3.png" xlink:type="simple" xlink:show="embed" xlink:actuate="onLoad">
            <text:p/>
          </draw:image>
        </draw:frame>
        <draw:frame draw:style-name="gr3" draw:text-style-name="P1" draw:layer="layout" svg:width="7.239cm" svg:height="2.79cm" svg:x="20.177cm" svg:y="11.668cm">
          <draw:text-box>
            <text:p text:style-name="P1">___________________</text:p>
            <text:p text:style-name="P1"/>
            <text:p text:style-name="P1">(Domenico Cantone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22:12:00.680479552</meta:creation-date>
    <dc:date>2016-02-12T22:59:40.323591788</dc:date>
    <meta:editing-duration>PT31M8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